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  <manifest:file-entry manifest:full-path="debug/original.odt" manifest:media-type="application/vnd.oasis.opendocument.text"/>
  <manifest:file-entry manifest:full-path="debug/operationUpdates_1.txt" manifest:media-type="text/plain"/>
  <manifest:file-entry manifest:full-path="debug/revision.txt" manifest:media-type="text/plain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charset="x-symbol"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charset="x-symbol" style:font-family-generic="system" style:font-pitch="variable" style:name="Wingdings" svg:font-family="Wingdings" svg:panose-1="5 0 0 0 0 0 0 0 0 0"/>
  </office:font-face-decls>
  <office:automatic-styles>
    <text:list-style style:name="LFO1">
      <text:list-level-style-bullet text:bullet-char="" text:level="1" text:style-name="WW_CharLFO1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3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4">
      <text:list-level-style-bullet text:bullet-char="" text:level="1" text:style-name="WW_CharLFO4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4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4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4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4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4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4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4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4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5">
      <text:list-level-style-bullet text:bullet-char="" text:level="1" text:style-name="WW_CharLFO5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" text:level="2" text:style-name="WW_CharLFO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Wingdings"/>
      </text:list-level-style-bullet>
      <text:list-level-style-bullet text:bullet-char="" text:level="3" text:style-name="WW_CharLFO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6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i" style:num-suffix="." text:level="2">
        <style:list-level-properties fo:text-align="end"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7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8">
      <text:list-level-style-number style:num-format="1" style:num-suffix="." text:level="1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625in">
          <style:list-level-label-alignment fo:margin-left="1.7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3.125in">
          <style:list-level-label-alignment fo:margin-left="3.25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625in">
          <style:list-level-label-alignment fo:margin-left="4.75in" fo:text-indent="-0.125in" text:label-followed-by="listtab"/>
        </style:list-level-properties>
      </text:list-level-style-number>
    </text:list-style>
    <text:list-style style:name="LFO9">
      <text:list-level-style-number style:num-format="1" style:num-suffix="." text:level="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3in" text:space-before="0.25in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35in" text:space-before="0.5in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45in" text:space-before="0.75in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55in" text:space-before="1in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0.65in" text:space-before="1.25in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0.75in" text:space-before="1.5in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0.85in" text:space-before="1.75in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in" text:space-before="2in">
          <style:list-level-label-alignment fo:margin-left="3in" fo:text-indent="-1in" text:label-followed-by="listtab"/>
        </style:list-level-properties>
      </text:list-level-style-number>
    </text:list-style>
    <text:list-style style:name="LFO10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1">
      <text:list-level-style-number style:num-format="1" style:num-suffix="." text:level="1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</text:list-style>
    <text:list-style style:name="LFO1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3">
      <text:list-level-style-number style:num-format="1" style:num-suffix="." text:level="1" text:start-value="99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4">
      <text:list-level-style-number style:num-format="1" style:num-suffix="." text:level="1" text:start-value="5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0.1388in" fo:width="0.1388in" style:vertical-pos="middle" style:vertical-rel="line"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image>
      <text:list-level-style-bullet text:bullet-char="o" text:level="2" text:style-name="WW_CharLFO1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16">
      <text:list-level-style-bullet text:bullet-char="" text:level="1" text:style-name="WW_CharLFO16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16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6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6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6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6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6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6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6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7">
      <text:list-level-style-bullet text:bullet-char="" text:level="1" text:style-name="WW_CharLFO17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7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7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7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7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7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7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7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7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8">
      <text:list-level-style-bullet text:bullet-char="" text:level="1" text:style-name="WW_CharLFO18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8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8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8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8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8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8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8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8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style:style style:family="paragraph" style:master-page-name="MP0" style:name="P1" style:parent-style-name="Titel">
      <style:paragraph-properties fo:break-before="page"/>
    </style:style>
    <style:style style:family="paragraph" style:name="P2" style:parent-style-name="Listenabsatz"/>
    <style:style style:family="paragraph" style:name="P3" style:parent-style-name="Listenabsatz"/>
    <style:style style:family="paragraph" style:name="P4" style:parent-style-name="Listenabsatz"/>
    <style:style style:family="paragraph" style:name="P5" style:parent-style-name="Listenabsatz"/>
    <style:style style:family="paragraph" style:name="P6" style:parent-style-name="Listenabsatz"/>
    <style:style style:family="paragraph" style:name="P7" style:parent-style-name="Listenabsatz"/>
    <style:style style:family="paragraph" style:name="P8" style:parent-style-name="Listenabsatz"/>
    <style:style style:family="paragraph" style:name="P9" style:parent-style-name="Listenabsatz"/>
    <style:style style:family="paragraph" style:name="P10" style:parent-style-name="Listenabsatz"/>
    <style:style style:family="paragraph" style:name="P11" style:parent-style-name="Listenabsatz"/>
    <style:style style:family="paragraph" style:name="P12" style:parent-style-name="Listenabsatz"/>
    <style:style style:family="paragraph" style:name="P13" style:parent-style-name="Listenabsatz"/>
    <style:style style:family="paragraph" style:name="P14" style:parent-style-name="Listenabsatz"/>
    <style:style style:family="paragraph" style:name="P15" style:parent-style-name="Listenabsatz"/>
    <style:style style:family="paragraph" style:name="P16" style:parent-style-name="Listenabsatz"/>
    <style:style style:family="paragraph" style:name="P17" style:parent-style-name="Listenabsatz"/>
    <style:style style:family="paragraph" style:name="P18" style:parent-style-name="Listenabsatz"/>
    <style:style style:family="paragraph" style:name="P19" style:parent-style-name="Listenabsatz"/>
    <style:style style:family="paragraph" style:name="P20" style:parent-style-name="Listenabsatz"/>
    <style:style style:family="paragraph" style:name="P21" style:parent-style-name="Listenabsatz"/>
    <style:style style:family="paragraph" style:name="P22" style:parent-style-name="Listenabsatz"/>
    <style:style style:family="paragraph" style:name="P23" style:parent-style-name="Listenabsatz"/>
    <style:style style:family="paragraph" style:name="P24" style:parent-style-name="Listenabsatz"/>
    <style:style style:family="paragraph" style:name="P25" style:parent-style-name="Listenabsatz"/>
    <style:style style:family="paragraph" style:name="P26" style:parent-style-name="Listenabsatz"/>
    <style:style style:family="paragraph" style:name="P27" style:parent-style-name="Listenabsatz"/>
    <style:style style:family="paragraph" style:name="P28" style:parent-style-name="Listenabsatz"/>
    <style:style style:family="paragraph" style:name="P29" style:parent-style-name="Listenabsatz"/>
    <style:style style:family="paragraph" style:name="P30" style:parent-style-name="Listenabsatz"/>
  </office:automatic-styles>
  <office:body>
    <office:text text:use-soft-page-breaks="true">
      <text:p text:style-name="P1">Bullets &amp; Svante &amp;<text:s/>Numbering</text:p>
      <text:p text:style-name="Untertitel">Examples</text:p>
      <text:h text:outline-level="2" text:style-name="Überschrift2">Bullets</text:h>
      <text:list text:continue-numbering="true" text:style-name="LFO1">
        <text:list-item>
          <text:p text:style-name="P2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3">Lorem ipsum dolor sit amet, consetetur sadipscing elitr, <text:s/>sed diam nonumy eirmod tempor invidunt ut labore et dolore magna aliquyam erat, sed diam voluptua.</text:p>
            </text:list-item>
            <text:list-item>
              <text:p text:style-name="P4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5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Bullets, different Style</text:h>
      <text:list text:continue-numbering="true" text:style-name="LFO4">
        <text:list-item>
          <text:p text:style-name="P6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P7">Lorem ipsum dolor sit amet, consetetur sadipscing elitr, <text:s/>sed diam nonumy eirmod tempor invidunt ut labore et dolore magna aliquyam erat, sed diam voluptua.</text:p>
            </text:list-item>
            <text:list-item>
              <text:p text:style-name="P8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P9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Bullets with Colors</text:h>
      <text:list text:continue-numbering="true" text:style-name="LFO18">
        <text:list-item>
          <text:p text:style-name="P10">Lorem ipsum dolor sit amet, consetetur sadipscing elitr, <text:s/>sed diam nonumy eirmod tempor invidunt ut labore et dolore magna aliquyam erat, sed diam voluptua.</text:p>
        </text:list-item>
        <text:list-item>
          <text:p text:style-name="P11">Lorem ipsum dolor sit amet, consetetur sadipscing elitr, <text:s/>sed diam nonumy eirmod tempor invidunt ut labore et dolore magna aliquyam erat, sed diam voluptua.</text:p>
        </text:list-item>
      </text:list>
      <text:h text:outline-level="2" text:style-name="Überschrift2"/>
      <text:h text:outline-level="2" text:style-name="Überschrift2">Bullets with Images</text:h>
      <text:list text:continue-numbering="true" text:style-name="LFO15">
        <text:list-item>
          <text:p text:style-name="P12">Lorem ipsum dolor sit amet, consetetur sadipscing elitr, <text:s/>sed diam nonumy eirmod tempor invidunt ut labore et dolore magna aliquyam erat, sed diam voluptua.</text:p>
        </text:list-item>
        <text:list-item>
          <text:p text:style-name="P13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Numbers</text:h>
      <text:list text:continue-numbering="true" text:style-name="LFO2">
        <text:list-item>
          <text:p text:style-name="P14">Lorem ipsum dolor sit amet, consetetur sadipscing elitr, <text:s/>sed diam nonumy eirmod tempor invidunt ut labore et dolore magna aliquyam erat, sed diam voluptua.</text:p>
        </text:list-item>
        <text:list-item>
          <text:p text:style-name="P15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16">Lorem ipsum dolor sit amet, consetetur sadipscing elitr, <text:s/>sed diam nonumy eirmod tempor invidunt ut labore et dolore magna aliquyam erat, sed diam voluptua.</text:p>
            </text:list-item>
            <text:list-item>
              <text:p text:style-name="P17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18">Lorem ipsum dolor sit amet, consetetur sadipscing elitr, 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P19">Lorem ipsum dolor sit amet, consetetur sadipscing elitr, <text:s/>sed diam nonumy eirmod tempor invidunt ut labore et dolore magna aliquyam erat, sed diam voluptua.</text:p>
        </text:list-item>
        <text:list-item>
          <text:p text:style-name="P20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P21">Lorem ipsum dolor sit amet, consetetur sadipscing elitr, <text:s/>sed diam nonumy eirmod tempor invidunt ut labore et dolore magna aliquyam erat, sed diam voluptua.</text:p>
            </text:list-item>
            <text:list-item>
              <text:p text:style-name="P22">….</text:p>
            </text:list-item>
          </text:list>
        </text:list-item>
      </text:list>
      <text:p text:style-name="Standard"/>
      <text:h text:outline-level="2" text:style-name="Überschrift2"><text:s/>Numbers, multilevel list</text:h>
      <text:list text:continue-numbering="true" text:style-name="LFO9">
        <text:list-item>
          <text:p text:style-name="P23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24">Lorem ipsum dolor sit amet, consetetur sadipscing elitr, <text:s/>sed diam nonumy eirmod tempor invidunt ut labore et dolore magna aliquyam erat, sed diam voluptua.</text:p>
            </text:list-item>
            <text:list-item>
              <text:p text:style-name="P25">Lorem ipsum dolor sit amet, consetetur sadipscing elitr, <text:s/>sed diam nonumy eirmod tempor invidunt ut labore et dolore magna aliquyam erat, sed diam voluptua.<text:s/></text:p>
              <text:list text:continue-numbering="true">
                <text:list-item>
                  <text:p text:style-name="P26">Lorem ipsum dolor sit amet, consetetur sadipscing elitr, <text:s/>sed diam nonumy eirmod tempor invidunt ut labore et dolore magna aliquyam erat, sed diam voluptua.<text:s/></text:p>
                </text:list-item>
              </text:list>
            </text:list-item>
            <text:list-item>
              <text:p text:style-name="P27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p text:style-name="Standard"/>
      <text:soft-page-break/>
      <text:h text:outline-level="2" text:style-name="Überschrift2">Numbers, set second paragraph to number<text:s/>5</text:h>
      <text:list text:continue-numbering="true" text:style-name="LFO12">
        <text:list-item>
          <text:p text:style-name="P28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P29">Lorem ipsum dolor sit amet, consetetur sadipscing elitr, <text:s/>sed diam nonumy eirmod tempor invidunt ut labore et dolore magna aliquyam erat, sed diam voluptua.</text:p>
        </text:list-item>
        <text:list-item>
          <text:p text:style-name="P30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charset="x-symbol"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charset="x-symbol" style:font-family-generic="system" style:font-pitch="variable" style:name="Wingdings" svg:font-family="Wingdings" svg:panose-1="5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5909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Listenabsatz" style:family="paragraph" style:name="Listenabsatz" style:parent-style-name="Standard">
      <style:paragraph-properties fo:margin-left="0.5in">
        <style:tab-stops/>
      </style:paragraph-properties>
      <style:text-properties fo:hyphenate="false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style style:family="text" style:name="WW_CharLFO1LVL1">
      <style:text-properties style:font-name="Symbol" style:font-name-asian="MS Mincho" style:font-name-complex="Times New Roman"/>
    </style:style>
    <style:style style:family="text" style:name="WW_CharLFO1LVL2">
      <style:text-properties style:font-name="Courier New" style:font-name-complex="Courier New"/>
    </style:style>
    <style:style style:family="text" style:name="WW_CharLFO1LVL3">
      <style:text-properties style:font-name="Wingdings"/>
    </style:style>
    <style:style style:family="text" style:name="WW_CharLFO1LVL4">
      <style:text-properties style:font-name="Symbol"/>
    </style:style>
    <style:style style:family="text" style:name="WW_CharLFO1LVL5">
      <style:text-properties style:font-name="Courier New" style:font-name-complex="Courier New"/>
    </style:style>
    <style:style style:family="text" style:name="WW_CharLFO1LVL6">
      <style:text-properties style:font-name="Wingdings"/>
    </style:style>
    <style:style style:family="text" style:name="WW_CharLFO1LVL7">
      <style:text-properties style:font-name="Symbol"/>
    </style:style>
    <style:style style:family="text" style:name="WW_CharLFO1LVL8">
      <style:text-properties style:font-name="Courier New" style:font-name-complex="Courier New"/>
    </style:style>
    <style:style style:family="text" style:name="WW_CharLFO1LVL9">
      <style:text-properties style:font-name="Wingdings"/>
    </style:style>
    <style:style style:family="text" style:name="WW_CharLFO4LVL1">
      <style:text-properties style:font-name="Wingdings"/>
    </style:style>
    <style:style style:family="text" style:name="WW_CharLFO4LVL2">
      <style:text-properties style:font-name="Courier New" style:font-name-complex="Courier New"/>
    </style:style>
    <style:style style:family="text" style:name="WW_CharLFO4LVL3">
      <style:text-properties style:font-name="Wingdings"/>
    </style:style>
    <style:style style:family="text" style:name="WW_CharLFO4LVL4">
      <style:text-properties style:font-name="Symbol"/>
    </style:style>
    <style:style style:family="text" style:name="WW_CharLFO4LVL5">
      <style:text-properties style:font-name="Courier New" style:font-name-complex="Courier New"/>
    </style:style>
    <style:style style:family="text" style:name="WW_CharLFO4LVL6">
      <style:text-properties style:font-name="Wingdings"/>
    </style:style>
    <style:style style:family="text" style:name="WW_CharLFO4LVL7">
      <style:text-properties style:font-name="Symbol"/>
    </style:style>
    <style:style style:family="text" style:name="WW_CharLFO4LVL8">
      <style:text-properties style:font-name="Courier New" style:font-name-complex="Courier New"/>
    </style:style>
    <style:style style:family="text" style:name="WW_CharLFO4LVL9">
      <style:text-properties style:font-name="Wingdings"/>
    </style:style>
    <style:style style:family="text" style:name="WW_CharLFO5LVL1">
      <style:text-properties style:font-name="Wingdings"/>
    </style:style>
    <style:style style:family="text" style:name="WW_CharLFO5LVL2">
      <style:text-properties style:font-name="Wingdings"/>
    </style:style>
    <style:style style:family="text" style:name="WW_CharLFO5LVL3">
      <style:text-properties style:font-name="Wingdings"/>
    </style:style>
    <style:style style:family="text" style:name="WW_CharLFO5LVL4">
      <style:text-properties style:font-name="Symbol"/>
    </style:style>
    <style:style style:family="text" style:name="WW_CharLFO5LVL5">
      <style:text-properties style:font-name="Courier New" style:font-name-complex="Courier New"/>
    </style:style>
    <style:style style:family="text" style:name="WW_CharLFO5LVL6">
      <style:text-properties style:font-name="Wingdings"/>
    </style:style>
    <style:style style:family="text" style:name="WW_CharLFO5LVL7">
      <style:text-properties style:font-name="Symbol"/>
    </style:style>
    <style:style style:family="text" style:name="WW_CharLFO5LVL8">
      <style:text-properties style:font-name="Courier New" style:font-name-complex="Courier New"/>
    </style:style>
    <style:style style:family="text" style:name="WW_CharLFO5LVL9">
      <style:text-properties style:font-name="Wingdings"/>
    </style:style>
    <style:style style:family="text" style:name="WW_CharLFO15LVL1">
      <style:text-properties style:font-name="Symbol" style:font-name-asian="MS Mincho" style:font-name-complex="Times New Roman" style:use-window-font-color="true"/>
    </style:style>
    <style:style style:family="text" style:name="WW_CharLFO15LVL2">
      <style:text-properties style:font-name="Courier New" style:font-name-complex="Courier New"/>
    </style:style>
    <style:style style:family="text" style:name="WW_CharLFO15LVL3">
      <style:text-properties style:font-name="Wingdings"/>
    </style:style>
    <style:style style:family="text" style:name="WW_CharLFO15LVL4">
      <style:text-properties style:font-name="Symbol"/>
    </style:style>
    <style:style style:family="text" style:name="WW_CharLFO15LVL5">
      <style:text-properties style:font-name="Courier New" style:font-name-complex="Courier New"/>
    </style:style>
    <style:style style:family="text" style:name="WW_CharLFO15LVL6">
      <style:text-properties style:font-name="Wingdings"/>
    </style:style>
    <style:style style:family="text" style:name="WW_CharLFO15LVL7">
      <style:text-properties style:font-name="Symbol"/>
    </style:style>
    <style:style style:family="text" style:name="WW_CharLFO15LVL8">
      <style:text-properties style:font-name="Courier New" style:font-name-complex="Courier New"/>
    </style:style>
    <style:style style:family="text" style:name="WW_CharLFO15LVL9">
      <style:text-properties style:font-name="Wingdings"/>
    </style:style>
    <style:style style:family="text" style:name="WW_CharLFO16LVL1">
      <style:text-properties style:font-name="Wingdings"/>
    </style:style>
    <style:style style:family="text" style:name="WW_CharLFO16LVL2">
      <style:text-properties style:font-name="Courier New" style:font-name-complex="Courier New"/>
    </style:style>
    <style:style style:family="text" style:name="WW_CharLFO16LVL3">
      <style:text-properties style:font-name="Wingdings"/>
    </style:style>
    <style:style style:family="text" style:name="WW_CharLFO16LVL4">
      <style:text-properties style:font-name="Symbol"/>
    </style:style>
    <style:style style:family="text" style:name="WW_CharLFO16LVL5">
      <style:text-properties style:font-name="Courier New" style:font-name-complex="Courier New"/>
    </style:style>
    <style:style style:family="text" style:name="WW_CharLFO16LVL6">
      <style:text-properties style:font-name="Wingdings"/>
    </style:style>
    <style:style style:family="text" style:name="WW_CharLFO16LVL7">
      <style:text-properties style:font-name="Symbol"/>
    </style:style>
    <style:style style:family="text" style:name="WW_CharLFO16LVL8">
      <style:text-properties style:font-name="Courier New" style:font-name-complex="Courier New"/>
    </style:style>
    <style:style style:family="text" style:name="WW_CharLFO16LVL9">
      <style:text-properties style:font-name="Wingdings"/>
    </style:style>
    <style:style style:family="text" style:name="WW_CharLFO17LVL1">
      <style:text-properties style:font-name="Symbol"/>
    </style:style>
    <style:style style:family="text" style:name="WW_CharLFO17LVL2">
      <style:text-properties style:font-name="Courier New" style:font-name-complex="Courier New"/>
    </style:style>
    <style:style style:family="text" style:name="WW_CharLFO17LVL3">
      <style:text-properties style:font-name="Wingdings"/>
    </style:style>
    <style:style style:family="text" style:name="WW_CharLFO17LVL4">
      <style:text-properties style:font-name="Symbol"/>
    </style:style>
    <style:style style:family="text" style:name="WW_CharLFO17LVL5">
      <style:text-properties style:font-name="Courier New" style:font-name-complex="Courier New"/>
    </style:style>
    <style:style style:family="text" style:name="WW_CharLFO17LVL6">
      <style:text-properties style:font-name="Wingdings"/>
    </style:style>
    <style:style style:family="text" style:name="WW_CharLFO17LVL7">
      <style:text-properties style:font-name="Symbol"/>
    </style:style>
    <style:style style:family="text" style:name="WW_CharLFO17LVL8">
      <style:text-properties style:font-name="Courier New" style:font-name-complex="Courier New"/>
    </style:style>
    <style:style style:family="text" style:name="WW_CharLFO17LVL9">
      <style:text-properties style:font-name="Wingdings"/>
    </style:style>
    <style:style style:family="text" style:name="WW_CharLFO18LVL1">
      <style:text-properties fo:color="#00B050" style:font-name="Symbol"/>
    </style:style>
    <style:style style:family="text" style:name="WW_CharLFO18LVL2">
      <style:text-properties style:font-name="Courier New" style:font-name-complex="Courier New"/>
    </style:style>
    <style:style style:family="text" style:name="WW_CharLFO18LVL3">
      <style:text-properties style:font-name="Wingdings"/>
    </style:style>
    <style:style style:family="text" style:name="WW_CharLFO18LVL4">
      <style:text-properties style:font-name="Symbol"/>
    </style:style>
    <style:style style:family="text" style:name="WW_CharLFO18LVL5">
      <style:text-properties style:font-name="Courier New" style:font-name-complex="Courier New"/>
    </style:style>
    <style:style style:family="text" style:name="WW_CharLFO18LVL6">
      <style:text-properties style:font-name="Wingdings"/>
    </style:style>
    <style:style style:family="text" style:name="WW_CharLFO18LVL7">
      <style:text-properties style:font-name="Symbol"/>
    </style:style>
    <style:style style:family="text" style:name="WW_CharLFO18LVL8">
      <style:text-properties style:font-name="Courier New" style:font-name-complex="Courier New"/>
    </style:style>
    <style:style style:family="text" style:name="WW_CharLFO18LVL9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text:list-style style:name="LFO1">
      <text:list-level-style-bullet text:bullet-char="" text:level="1" text:style-name="WW_CharLFO1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3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4">
      <text:list-level-style-bullet text:bullet-char="" text:level="1" text:style-name="WW_CharLFO4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4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4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4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4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4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4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4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4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5">
      <text:list-level-style-bullet text:bullet-char="" text:level="1" text:style-name="WW_CharLFO5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" text:level="2" text:style-name="WW_CharLFO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Wingdings"/>
      </text:list-level-style-bullet>
      <text:list-level-style-bullet text:bullet-char="" text:level="3" text:style-name="WW_CharLFO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6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i" style:num-suffix="." text:level="2">
        <style:list-level-properties fo:text-align="end"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7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8">
      <text:list-level-style-number style:num-format="1" style:num-suffix="." text:level="1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625in">
          <style:list-level-label-alignment fo:margin-left="1.7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3.125in">
          <style:list-level-label-alignment fo:margin-left="3.25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625in">
          <style:list-level-label-alignment fo:margin-left="4.75in" fo:text-indent="-0.125in" text:label-followed-by="listtab"/>
        </style:list-level-properties>
      </text:list-level-style-number>
    </text:list-style>
    <text:list-style style:name="LFO9">
      <text:list-level-style-number style:num-format="1" style:num-suffix="." text:level="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3in" text:space-before="0.25in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35in" text:space-before="0.5in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45in" text:space-before="0.75in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55in" text:space-before="1in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0.65in" text:space-before="1.25in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0.75in" text:space-before="1.5in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0.85in" text:space-before="1.75in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in" text:space-before="2in">
          <style:list-level-label-alignment fo:margin-left="3in" fo:text-indent="-1in" text:label-followed-by="listtab"/>
        </style:list-level-properties>
      </text:list-level-style-number>
    </text:list-style>
    <text:list-style style:name="LFO10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1">
      <text:list-level-style-number style:num-format="1" style:num-suffix="." text:level="1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</text:list-style>
    <text:list-style style:name="LFO1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3">
      <text:list-level-style-number style:num-format="1" style:num-suffix="." text:level="1" text:start-value="99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4">
      <text:list-level-style-number style:num-format="1" style:num-suffix="." text:level="1" text:start-value="5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0.1388in" fo:width="0.1388in" style:vertical-pos="middle" style:vertical-rel="line"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image>
      <text:list-level-style-bullet text:bullet-char="o" text:level="2" text:style-name="WW_CharLFO1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16">
      <text:list-level-style-bullet text:bullet-char="" text:level="1" text:style-name="WW_CharLFO16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16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6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6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6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6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6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6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6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7">
      <text:list-level-style-bullet text:bullet-char="" text:level="1" text:style-name="WW_CharLFO17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7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7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7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7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7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7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7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7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8">
      <text:list-level-style-bullet text:bullet-char="" text:level="1" text:style-name="WW_CharLFO18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8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8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8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8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8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8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8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8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7T10:58:00Z</meta:creation-date>
    <dc:date>2019-07-23T14:11:22</dc:date>
    <meta:template xlink:href="Normal.dotm" xlink:type="simple"/>
    <meta:editing-cycles>4</meta:editing-cycles>
    <meta:editing-duration>PT0.119S</meta:editing-duration>
    <meta:document-statistic meta:character-count="4439" meta:non-whitespace-character-count="3838" meta:page-count="3" meta:paragraph-count="8" meta:row-count="31" meta:word-count="609"/>
  </office:meta>
</office:document-meta>
</file>

<file path=debug/operationUpdates_1.txt>[{"name":"addText","start":[1,11],"text":"Svante & "}]
</file>

<file path=debug/revision.txt>1
</file>